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60f8" officeooo:paragraph-rsid="001360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ggege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3T13:32:45.212691869</meta:creation-date>
    <dc:date>2020-09-13T13:32:58.596208897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6.0.7.3$Linux_X86_64 LibreOffice_project/00m0$Build-3</meta:generator>
  </office:meta>
</office:document-meta>
</file>